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A00000194D0A06C2C488B1FEE.png" manifest:media-type="image/png"/>
  <manifest:file-entry manifest:full-path="Pictures/10000001000006DA000001949E6455F2AD98EECE.png" manifest:media-type="image/png"/>
  <manifest:file-entry manifest:full-path="Pictures/1000000100000780000004382DEF95061BFB12B3.png" manifest:media-type="image/png"/>
  <manifest:file-entry manifest:full-path="Pictures/1000000100000780000004383323F2D1A95ECE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-0.185cm" svg:y="-0.873cm" svg:width="17cm" svg:height="9.562cm" draw:z-index="0"><draw:image xlink:href="Pictures/1000000100000780000004383323F2D1A95ECE79.png" xlink:type="simple" xlink:show="embed" xlink:actuate="onLoad" draw:mime-type="image/png"/></draw:frame></text:p>
      <text:p text:style-name="Standard"><draw:frame draw:style-name="fr2" draw:name="Image2" text:anchor-type="char" svg:x="0cm" svg:y="0.355cm" svg:width="17cm" svg:height="9.562cm" draw:z-index="1"><draw:image xlink:href="Pictures/1000000100000780000004382DEF95061BFB12B3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3" text:anchor-type="char" svg:width="17cm" svg:height="3.914cm" draw:z-index="2"><draw:image xlink:href="Pictures/10000001000006DA000001949E6455F2AD98EECE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width="17cm" svg:height="3.914cm" draw:z-index="3"><draw:image xlink:href="Pictures/10000001000006DA00000194D0A06C2C488B1FEE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6:02:01.616284513</meta:creation-date>
    <dc:date>2023-11-24T16:04:32.557473999</dc:date>
    <meta:editing-duration>PT2M31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